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24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24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80" text:display="none"/>
    </style:style>
    <style:style style:name="T2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80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80" text:display="none"/>
    </style:style>
    <style:style style:name="T3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80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800000" text:display="none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800000" text:display="none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800000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800000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fo:color="#333333"/>
    </style:style>
    <style:style style:name="T56" style:family="text">
      <style:text-properties fo:font-size="8.00pt" fo:font-weight="normal" fo:font-family="Arial" style:font-family-asian="Arial" style:font-family-complex="Arial" fo:background-color="transparent" fo:color="#333333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0.00pt" fo:font-weight="bold" fo:font-family="'Times New Roman'" style:font-family-asian="'Times New Roman'" style:font-family-complex="'Times New Roman'" fo:background-color="transparent" fo:color="#000000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800000" text:display="none"/>
    </style:style>
    <style:style style:name="T8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800000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80" text:display="none"/>
    </style:style>
    <style:style style:name="T8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80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normal" fo:font-family="OpenSymbol" style:font-family-asian="OpenSymbol" style:font-family-complex="OpenSymbol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normal" fo:font-family="OpenSymbol" style:font-family-asian="OpenSymbol" style:font-family-complex="OpenSymbol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80" text:display="none"/>
    </style:style>
    <style:style style:name="T9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80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2.00pt" fo:font-weight="normal" fo:font-family="OpenSymbol" style:font-family-asian="OpenSymbol" style:font-family-complex="OpenSymbol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2.00pt" fo:font-weight="normal" fo:font-family="OpenSymbol" style:font-family-asian="OpenSymbol" style:font-family-complex="OpenSymbol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2.00pt" fo:font-weight="normal" fo:font-family="OpenSymbol" style:font-family-asian="OpenSymbol" style:font-family-complex="OpenSymbol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80" text:display="none"/>
    </style:style>
    <style:style style:name="T10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80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2.00pt" fo:font-weight="normal" fo:font-family="OpenSymbol" style:font-family-asian="OpenSymbol" style:font-family-complex="OpenSymbol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2.00pt" fo:font-weight="normal" fo:font-family="OpenSymbol" style:font-family-asian="OpenSymbol" style:font-family-complex="OpenSymbol" fo:background-color="transparent" style:use-window-font-color="true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2.00pt" fo:font-weight="normal" fo:font-family="OpenSymbol" style:font-family-asian="OpenSymbol" style:font-family-complex="OpenSymbol" fo:background-color="transparent" style:use-window-font-color="true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2.00pt" fo:font-weight="normal" fo:font-family="OpenSymbol" style:font-family-asian="OpenSymbol" style:font-family-complex="OpenSymbol" fo:background-color="transparent" style:use-window-font-color="true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2.00pt" fo:font-weight="normal" fo:font-family="OpenSymbol" style:font-family-asian="OpenSymbol" style:font-family-complex="OpenSymbol" fo:background-color="transparent" style:use-window-font-color="true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2.00pt" fo:font-weight="normal" fo:font-family="OpenSymbol" style:font-family-asian="OpenSymbol" style:font-family-complex="OpenSymbol" fo:background-color="transparent" style:use-window-font-color="true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 fo:margin-bottom="6.00pt"/>
    </style:style>
    <style:style style:name="P3" style:family="paragraph">
      <style:paragraph-properties fo:line-height="100.00%" fo:text-align="left" fo:margin-top="12.00pt" fo:margin-bottom="6.00pt"/>
    </style:style>
    <style:style style:name="P4" style:family="paragraph">
      <style:paragraph-properties fo:line-height="100.00%" fo:text-align="left" fo:margin-bottom="6.00pt"/>
    </style:style>
    <style:style style:name="P5" style:family="paragraph">
      <style:paragraph-properties fo:line-height="100.00%" fo:text-align="left" fo:margin-left="28.35pt" fo:text-indent="0.00pt" fo:margin-right="28.35pt" fo:margin-bottom="6.00pt"/>
    </style:style>
    <style:style style:name="P6" style:family="paragraph">
      <style:paragraph-properties fo:line-height="100.00%" fo:text-align="left" fo:margin-bottom="6.00p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3.00pt" fo:text-indent="-0.50pt">
        <style:tab-stops>
          <style:tab-stop style:position="111.30pt"/>
          <style:tab-stop style:position="189.75pt"/>
          <style:tab-stop style:position="77026.55pt" style:type="center"/>
          <style:tab-stop style:position="-3.00pt"/>
        </style:tab-stops>
      </style:paragraph-properties>
    </style:style>
    <style:style style:name="P9" style:family="paragraph">
      <style:paragraph-properties fo:line-height="100.00%" fo:text-align="center"/>
    </style:style>
    <style:style style:name="P10" style:family="paragraph">
      <style:paragraph-properties fo:line-height="100.00%" fo:text-align="left" fo:margin-left="0.50pt" fo:text-indent="-0.50pt">
        <style:tab-stops>
          <style:tab-stop style:position="113.80pt"/>
          <style:tab-stop style:position="192.25pt"/>
          <style:tab-stop style:position="77029.05pt" style:type="center"/>
          <style:tab-stop style:position="-0.50pt"/>
        </style:tab-stops>
      </style:paragraph-properties>
    </style:style>
    <style:style style:name="P11" style:family="paragraph">
      <style:paragraph-properties fo:line-height="100.00%" fo:text-align="left" fo:margin-left="3.00pt" fo:text-indent="-0.50pt">
        <style:tab-stops>
          <style:tab-stop style:position="111.30pt"/>
          <style:tab-stop style:position="-2.25pt"/>
          <style:tab-stop style:position="24573.75pt"/>
          <style:tab-stop style:position="-3.00pt"/>
        </style:tab-stops>
      </style:paragraph-properties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 fo:margin-left="0.50pt" fo:text-indent="-0.50pt">
        <style:tab-stops>
          <style:tab-stop style:position="113.80pt"/>
          <style:tab-stop style:position="0.25pt"/>
          <style:tab-stop style:position="24576.25pt"/>
          <style:tab-stop style:position="-0.50pt"/>
        </style:tab-stops>
      </style:paragraph-properties>
    </style:style>
    <style:style style:name="P14" style:family="paragraph">
      <style:paragraph-properties fo:line-height="100.00%" fo:text-align="left" fo:margin-left="3.00pt" fo:text-indent="-0.50pt">
        <style:tab-stops>
          <style:tab-stop style:position="111.30pt"/>
          <style:tab-stop style:position="-2.25pt"/>
          <style:tab-stop style:position="24573.75pt"/>
          <style:tab-stop style:position="-3.00pt"/>
        </style:tab-stops>
      </style:paragraph-properties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left" fo:margin-bottom="14.15pt"/>
    </style:style>
    <style:style style:name="P17" style:family="paragraph">
      <style:paragraph-properties fo:line-height="100.00%" fo:text-align="left" fo:margin-left="35.35pt" fo:text-indent="-14.15pt">
        <style:tab-stops>
          <style:tab-stop style:position="0.00pt"/>
        </style:tab-stops>
      </style:paragraph-properties>
    </style:style>
    <style:style style:name="P18" style:family="paragraph">
      <style:paragraph-properties fo:line-height="100.00%" fo:text-align="left" fo:margin-left="35.35pt" fo:text-indent="-14.15pt" fo:margin-bottom="14.15pt">
        <style:tab-stops>
          <style:tab-stop style:position="0.00pt"/>
        </style:tab-stops>
      </style:paragraph-properties>
    </style:style>
    <style:style style:name="P19" style:family="paragraph">
      <style:paragraph-properties fo:line-height="100.00%" fo:text-align="center"/>
    </style:style>
    <style:style style:name="P20" style:family="paragraph">
      <style:paragraph-properties fo:line-height="100.00%" fo:text-align="left" fo:margin-left="0.50pt" fo:text-indent="-0.50pt">
        <style:tab-stops>
          <style:tab-stop style:position="113.80pt"/>
          <style:tab-stop style:position="0.25pt"/>
          <style:tab-stop style:position="24576.25pt"/>
          <style:tab-stop style:position="-0.50pt"/>
        </style:tab-stops>
      </style:paragraph-properties>
    </style:style>
    <style:style style:name="P21" style:family="paragraph">
      <style:paragraph-properties fo:line-height="100.00%" fo:text-align="left" fo:margin-left="3.00pt" fo:text-indent="-0.50pt">
        <style:tab-stops>
          <style:tab-stop style:position="111.30pt"/>
          <style:tab-stop style:position="-2.25pt"/>
          <style:tab-stop style:position="24573.75pt"/>
          <style:tab-stop style:position="-3.00pt"/>
        </style:tab-stops>
      </style:paragraph-properties>
    </style:style>
    <style:style style:name="P22" style:family="paragraph">
      <style:paragraph-properties fo:line-height="100.00%" fo:text-align="center"/>
    </style:style>
    <style:style style:name="P23" style:family="paragraph">
      <style:paragraph-properties fo:line-height="100.00%" fo:text-align="left" fo:margin-bottom="14.15pt"/>
    </style:style>
    <style:style style:name="P24" style:family="paragraph">
      <style:paragraph-properties fo:line-height="100.00%" fo:text-align="left" fo:margin-left="35.35pt" fo:text-indent="-14.15pt">
        <style:tab-stops>
          <style:tab-stop style:position="0.00pt"/>
        </style:tab-stops>
      </style:paragraph-properties>
    </style:style>
    <style:style style:name="P25" style:family="paragraph">
      <style:paragraph-properties fo:line-height="100.00%" fo:text-align="left" fo:margin-left="35.35pt" fo:text-indent="-14.15pt" fo:margin-bottom="14.15pt">
        <style:tab-stops>
          <style:tab-stop style:position="0.00pt"/>
        </style:tab-stops>
      </style:paragraph-properties>
    </style:style>
    <style:style style:name="P26" style:family="paragraph">
      <style:paragraph-properties fo:line-height="100.00%" fo:text-align="center"/>
    </style:style>
    <style:style style:name="P27" style:family="paragraph">
      <style:paragraph-properties fo:line-height="100.00%" fo:text-align="center" fo:margin-bottom="14.15p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0.50pt" fo:text-indent="-0.50pt">
        <style:tab-stops>
          <style:tab-stop style:position="113.80pt"/>
          <style:tab-stop style:position="0.25pt"/>
          <style:tab-stop style:position="24576.25pt"/>
          <style:tab-stop style:position="-0.50pt"/>
        </style:tab-stops>
      </style:paragraph-properties>
    </style:style>
    <style:style style:name="P30" style:family="paragraph">
      <style:paragraph-properties fo:line-height="100.00%" fo:text-align="left" fo:margin-left="3.00pt" fo:text-indent="-0.50pt">
        <style:tab-stops>
          <style:tab-stop style:position="111.30pt"/>
          <style:tab-stop style:position="-2.25pt"/>
          <style:tab-stop style:position="24573.75pt"/>
          <style:tab-stop style:position="-3.00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bottom="14.15pt"/>
    </style:style>
    <style:style style:name="P33" style:family="paragraph">
      <style:paragraph-properties fo:line-height="100.00%" fo:text-align="left" fo:margin-left="35.35pt" fo:text-indent="-14.15pt">
        <style:tab-stops>
          <style:tab-stop style:position="0.00pt"/>
        </style:tab-stops>
      </style:paragraph-properties>
    </style:style>
    <style:style style:name="P34" style:family="paragraph">
      <style:paragraph-properties fo:line-height="100.00%" fo:text-align="left" fo:margin-left="35.35pt" fo:text-indent="-14.15pt" fo:margin-bottom="14.15pt">
        <style:tab-stops>
          <style:tab-stop style:position="0.00pt"/>
        </style:tab-stops>
      </style:paragraph-properties>
    </style:style>
    <style:style style:name="P35" style:family="paragraph">
      <style:paragraph-properties fo:line-height="100.00%" fo:text-align="left" fo:margin-bottom="14.15pt"/>
    </style:style>
    <style:style style:name="P36" style:family="paragraph">
      <style:paragraph-properties fo:line-height="100.00%" fo:text-align="left" fo:margin-left="35.35pt" fo:text-indent="-14.15pt">
        <style:tab-stops>
          <style:tab-stop style:position="0.00pt"/>
        </style:tab-stops>
      </style:paragraph-properties>
    </style:style>
    <style:style style:name="P37" style:family="paragraph">
      <style:paragraph-properties fo:line-height="100.00%" fo:text-align="left" fo:margin-left="35.35pt" fo:text-indent="-14.15pt" fo:margin-bottom="14.15pt">
        <style:tab-stops>
          <style:tab-stop style:position="0.00pt"/>
        </style:tab-stops>
      </style:paragraph-properties>
    </style:style>
    <style:style style:name="P38" style:family="paragraph">
      <style:paragraph-properties fo:line-height="100.00%" fo:text-align="center"/>
    </style:style>
    <style:style style:name="P39" style:family="paragraph">
      <style:paragraph-properties fo:line-height="100.00%" fo:text-align="left" fo:margin-left="0.50pt" fo:text-indent="-0.50pt">
        <style:tab-stops>
          <style:tab-stop style:position="113.80pt"/>
          <style:tab-stop style:position="0.25pt"/>
          <style:tab-stop style:position="24576.25pt"/>
          <style:tab-stop style:position="-0.50pt"/>
        </style:tab-stops>
      </style:paragraph-properties>
    </style:style>
    <style:style style:name="P40" style:family="paragraph">
      <style:paragraph-properties fo:line-height="100.00%" fo:text-align="left" fo:margin-bottom="6.00pt"/>
    </style:style>
    <style:style style:name="P41" style:family="paragraph">
      <style:paragraph-properties fo:line-height="100.00%" fo:text-align="left" fo:margin-left="28.35pt" fo:text-indent="0.00pt" fo:margin-right="28.35pt"/>
    </style:style>
    <style:style style:name="P42" style:family="paragraph">
      <style:paragraph-properties fo:line-height="100.00%" fo:text-align="left" fo:margin-left="28.35pt" fo:text-indent="0.00pt" fo:margin-right="28.35pt" fo:margin-bottom="14.15p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bottom="6.00pt"/>
    </style:style>
    <style:style style:name="TableColumn0100" style:family="table-column">
      <style:table-column-properties style:column-width="1.587500in"/>
    </style:style>
    <style:style style:name="TableColumn0101" style:family="table-column">
      <style:table-column-properties style:column-width="2.159028in"/>
    </style:style>
    <style:style style:name="TableColumn0102" style:family="table-column">
      <style:table-column-properties style:column-width="1.618056in"/>
    </style:style>
    <style:style style:name="TableColumn0103" style:family="table-column">
      <style:table-column-properties style:column-width="1.325694in"/>
    </style:style>
    <style:style style:name="Table01" style:family="table">
      <style:table-properties style:width="6.690278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0417in solid #808080" fo:border-left="0.010417in solid #808080" fo:border-right="0.000000in solid #836967" fo:border-bottom="0.010417in solid #808080" fo:padding-left="0.006944in" fo:padding-right="0.006944in" fo:vertical-align="top" fo:background-color="#ffcc99"/>
    </style:style>
    <style:style style:name="TableCell010001" style:family="table-cell">
      <style:table-cell-properties fo:border-top="0.010417in solid #808080" fo:border-left="0.010417in solid #808080" fo:border-right="0.000000in solid #836967" fo:border-bottom="0.010417in solid #808080" fo:padding-left="0.006944in" fo:padding-right="0.006944in" fo:vertical-align="top" fo:background-color="#ffcc99"/>
    </style:style>
    <style:style style:name="TableCell010002" style:family="table-cell">
      <style:table-cell-properties fo:border-top="0.010417in solid #808080" fo:border-left="0.010417in solid #808080" fo:border-right="0.000000in solid #836967" fo:border-bottom="0.010417in solid #808080" fo:padding-left="0.006944in" fo:padding-right="0.006944in" fo:vertical-align="top" fo:background-color="#ffcc99"/>
    </style:style>
    <style:style style:name="TableCell010003" style:family="table-cell">
      <style:table-cell-properties fo:border-top="0.010417in solid #808080" fo:border-left="0.010417in solid #808080" fo:border-right="0.010417in solid #808080" fo:border-bottom="0.010417in solid #808080" fo:padding-left="0.006944in" fo:padding-right="0.006944in" fo:vertical-align="top" fo:background-color="#ffcc99"/>
    </style:style>
    <style:style style:name="TableRow0101" style:family="table-row">
      <style:table-row-properties/>
    </style:style>
    <style:style style:name="TableCell010100" style:family="table-cell">
      <style:table-cell-properties fo:border-top="0.000000in solid #836967" fo:border-left="0.010417in solid #808080" fo:border-right="0.000000in solid #836967" fo:border-bottom="0.010417in solid #808080" fo:padding-left="0.006944in" fo:padding-right="0.006944in" fo:vertical-align="top" fo:background-color="transparent"/>
    </style:style>
    <style:style style:name="TableCell010101" style:family="table-cell">
      <style:table-cell-properties fo:border-top="0.000000in solid #836967" fo:border-left="0.010417in solid #808080" fo:border-right="0.000000in solid #836967" fo:border-bottom="0.010417in solid #808080" fo:padding-left="0.006944in" fo:padding-right="0.006944in" fo:vertical-align="top" fo:background-color="transparent"/>
    </style:style>
    <style:style style:name="TableCell010102" style:family="table-cell">
      <style:table-cell-properties fo:border-top="0.000000in solid #836967" fo:border-left="0.010417in solid #808080" fo:border-right="0.000000in solid #836967" fo:border-bottom="0.010417in solid #808080" fo:padding-left="0.006944in" fo:padding-right="0.006944in" fo:vertical-align="top" fo:background-color="transparent"/>
    </style:style>
    <style:style style:name="TableCell010103" style:family="table-cell">
      <style:table-cell-properties fo:border-top="0.000000in solid #836967" fo:border-left="0.010417in solid #808080" fo:border-right="0.010417in solid #808080" fo:border-bottom="0.010417in solid #808080" fo:padding-left="0.006944in" fo:padding-right="0.006944in" fo:vertical-align="top" fo:background-color="transparent"/>
    </style:style>
    <style:style style:name="TableRow0102" style:family="table-row">
      <style:table-row-properties/>
    </style:style>
    <style:style style:name="TableCell010200" style:family="table-cell">
      <style:table-cell-properties fo:border-top="0.000000in solid #836967" fo:border-left="0.010417in solid #808080" fo:border-right="0.000000in solid #836967" fo:border-bottom="0.010417in solid #808080" fo:padding-left="0.006944in" fo:padding-right="0.006944in" fo:vertical-align="top" fo:background-color="transparent"/>
    </style:style>
    <style:style style:name="TableCell010201" style:family="table-cell">
      <style:table-cell-properties fo:border-top="0.000000in solid #836967" fo:border-left="0.010417in solid #808080" fo:border-right="0.000000in solid #836967" fo:border-bottom="0.010417in solid #808080" fo:padding-left="0.006944in" fo:padding-right="0.006944in" fo:vertical-align="top" fo:background-color="transparent"/>
    </style:style>
    <style:style style:name="TableCell010202" style:family="table-cell">
      <style:table-cell-properties fo:border-top="0.000000in solid #836967" fo:border-left="0.010417in solid #808080" fo:border-right="0.000000in solid #836967" fo:border-bottom="0.010417in solid #808080" fo:padding-left="0.006944in" fo:padding-right="0.006944in" fo:vertical-align="top" fo:background-color="transparent"/>
    </style:style>
    <style:style style:name="TableCell010203" style:family="table-cell">
      <style:table-cell-properties fo:border-top="0.000000in solid #836967" fo:border-left="0.010417in solid #808080" fo:border-right="0.010417in solid #808080" fo:border-bottom="0.010417in solid #808080" fo:padding-left="0.006944in" fo:padding-right="0.006944in" fo:vertical-align="top" fo:background-color="transparent"/>
    </style:style>
    <style:style style:name="TableRow0103" style:family="table-row">
      <style:table-row-properties/>
    </style:style>
    <style:style style:name="TableCell010300" style:family="table-cell">
      <style:table-cell-properties fo:border-top="0.000000in solid #836967" fo:border-left="0.010417in solid #808080" fo:border-right="0.000000in solid #836967" fo:border-bottom="0.010417in solid #808080" fo:padding-left="0.006944in" fo:padding-right="0.006944in" fo:vertical-align="top" fo:background-color="transparent"/>
    </style:style>
    <style:style style:name="TableCell010301" style:family="table-cell">
      <style:table-cell-properties fo:border-top="0.000000in solid #836967" fo:border-left="0.010417in solid #808080" fo:border-right="0.000000in solid #836967" fo:border-bottom="0.010417in solid #808080" fo:padding-left="0.006944in" fo:padding-right="0.006944in" fo:vertical-align="top" fo:background-color="transparent"/>
    </style:style>
    <style:style style:name="TableCell010302" style:family="table-cell">
      <style:table-cell-properties fo:border-top="0.000000in solid #836967" fo:border-left="0.010417in solid #808080" fo:border-right="0.000000in solid #836967" fo:border-bottom="0.010417in solid #808080" fo:padding-left="0.006944in" fo:padding-right="0.006944in" fo:vertical-align="top" fo:background-color="transparent"/>
    </style:style>
    <style:style style:name="TableCell010303" style:family="table-cell">
      <style:table-cell-properties fo:border-top="0.000000in solid #836967" fo:border-left="0.010417in solid #808080" fo:border-right="0.010417in solid #808080" fo:border-bottom="0.010417in solid #808080" fo:padding-left="0.006944in" fo:padding-right="0.006944in" fo:vertical-align="top" fo:background-color="transparent"/>
    </style:style>
    <style:style style:name="TableRow0104" style:family="table-row">
      <style:table-row-properties/>
    </style:style>
    <style:style style:name="TableCell010400" style:family="table-cell">
      <style:table-cell-properties fo:border-top="0.000000in solid #836967" fo:border-left="0.010417in solid #808080" fo:border-right="0.000000in solid #836967" fo:border-bottom="0.010417in solid #808080" fo:padding-left="0.006944in" fo:padding-right="0.006944in" fo:vertical-align="top" fo:background-color="transparent"/>
    </style:style>
    <style:style style:name="TableCell010401" style:family="table-cell">
      <style:table-cell-properties fo:border-top="0.000000in solid #836967" fo:border-left="0.010417in solid #808080" fo:border-right="0.000000in solid #836967" fo:border-bottom="0.010417in solid #808080" fo:padding-left="0.006944in" fo:padding-right="0.006944in" fo:vertical-align="top" fo:background-color="transparent"/>
    </style:style>
    <style:style style:name="TableCell010402" style:family="table-cell">
      <style:table-cell-properties fo:border-top="0.000000in solid #836967" fo:border-left="0.010417in solid #808080" fo:border-right="0.000000in solid #836967" fo:border-bottom="0.010417in solid #808080" fo:padding-left="0.006944in" fo:padding-right="0.006944in" fo:vertical-align="top" fo:background-color="transparent"/>
    </style:style>
    <style:style style:name="TableCell010403" style:family="table-cell">
      <style:table-cell-properties fo:border-top="0.000000in solid #836967" fo:border-left="0.010417in solid #808080" fo:border-right="0.010417in solid #808080" fo:border-bottom="0.010417in solid #808080" fo:padding-left="0.006944in" fo:padding-right="0.006944in" fo:vertical-align="top" fo:background-color="transparent"/>
    </style:style>
  </office:automatic-styles>
  <office:body>
    <office:text>
      <text:p text:style-name="P1"><text:span text:style-name="T1">Ce que l'on veut <text:s text:c="5"/>:</text:span><text:span text:style-name="T2"/></text:p>
      <text:p text:style-name="P2"><text:span text:style-name="T3">-Analogique <text:tab/>→ T° <text:s text:c="5"/>: PT100<text:s text:c="2"/>→ convertir en tension 0V à 3,3V (résolution sur 12bits) →<text:s/></text:span><text:span text:style-name="T4"/></text:p>
      <text:p text:style-name="P2"><text:span text:style-name="T5">-Numérique<text:s text:c="2"/><text:tab/>→ Vitesse, Anémomètre <text:s text:c="5"/>: ILS<text:s/></text:span><text:span text:style-name="T6"/></text:p>
      <text:p text:style-name="P2"><text:span text:style-name="T7">-Analogique<text:s text:c="2"/><text:tab/>→ Girouette <text:s text:c="5"/>:<text:s text:c="2"/>pont de résistence</text:span><text:span text:style-name="T8"/></text:p>
      <text:p text:style-name="P2"><text:span text:style-name="T9">-Codeur Incrémental → Pas<text:s text:c="2"/>pour l'instant<text:s/></text:span><text:span text:style-name="T10"/></text:p>
      <text:p text:style-name="P2"><text:span text:style-name="T11">-Spi<text:tab/><text:tab/>→ exemple à voir  : Baromètre<text:s text:c="2"/>(BMP280 I2C / SPI)<text:s/></text:span><text:span text:style-name="T12">Produit développé pour Rasberry</text:span><text:span text:style-name="T13"/></text:p>
      <text:p text:style-name="P2"><text:span text:style-name="T13"/></text:p>
      <text:p text:style-name="P3"><text:span text:style-name="T14">Anémomètre girouette Pro- WSF-10030P - Peet Bros: 110€</text:span><text:span text:style-name="T15"/></text:p>
      <text:p text:style-name="P4"><text:span text:style-name="T16"/></text:p>
      <text:p text:style-name="P4"><text:span text:style-name="T17">Solution 1 <text:s text:c="3"/>:<text:s/></text:span><text:span text:style-name="T18"/></text:p>
      <text:p text:style-name="P4"><text:span text:style-name="T19">-Tout acheter à par.</text:span><text:span text:style-name="T20"/></text:p>
      <text:p text:style-name="P4"><text:span text:style-name="T20"/></text:p>
      <text:p text:style-name="P4"><text:span text:style-name="T21">Solution 2 <text:s text:c="3"/>:</text:span><text:span text:style-name="T22"/></text:p>
      <text:p text:style-name="P4"><text:span text:style-name="T23">-Kit station<text:s/></text:span><text:span text:style-name="T24">86,51€</text:span><text:span text:style-name="T25"><text:s/>,<text:s text:c="2"/>composé de 3 <text:s text:c="3"/>capteurs distincts. Un anémomètre, une jauge de pluie et une girouette <text:s text:c="3"/>lesquels sont fixés sur un mat. Bénéficiant d'un raccordement via des prises RJ11, les capteurs sont très faciles à <text:s text:c="3"/>exploiter.  <text:s text:c="3"/>:<text:s/></text:span><text:span text:style-name="T26"/></text:p>
      <text:p text:style-name="P4"><text:span text:style-name="T27">Numérique  :<text:tab/>-</text:span><text:a xlink:href="http://www.lextronic.fr/P36218-capteur-annomtre.html"><text:span text:style-name="T29">Anémomètre <text:s/></text:span></text:a><text:span text:style-name="T30"><text:s text:c="2"/>: capteur ILS.</text:span></text:p>
      <text:p text:style-name="P4"><text:span text:style-name="T31">Analogique  :<text:tab/>-</text:span><text:a xlink:href="http://www.lextronic.fr/P36219-capteur-girouette.html"><text:span text:style-name="T33">Giroscope <text:s/></text:span></text:a><text:span text:style-name="T34"><text:s text:c="2"/>: réseau de résistance.</text:span></text:p>
      <text:p text:style-name="P4"><text:span text:style-name="T35">Numérique  :<text:tab/>-</text:span><text:a xlink:href="http://www.lextronic.fr/P36209-capteur-pluviomtre.html"><text:span text:style-name="T37">Pluviomètre</text:span><text:span text:style-name="T38"> <text:s/></text:span></text:a><text:span text:style-name="T39"><text:s text:c="2"/>: fermeture de contact/0,2794mmm d'eau.</text:span><text:span text:style-name="T40"/></text:p>
      <text:p text:style-name="P4"><text:span text:style-name="T41">(</text:span><text:a xlink:href="http://www.lextronic.fr/P4452-capteurs-pour-station-mto.html"><text:span text:style-name="T42">http://www.lextronic.fr/P4452-capteurs-pour-station-mto.html</text:span></text:a><text:span text:style-name="T43">)</text:span></text:p>
      <text:p text:style-name="P4"><text:span text:style-name="T44">(</text:span><text:a xlink:href="https://www.sparkfun.com/datasheets/Sensors/Weather/Weather%20Sensor%20Assembly..pdf"><text:span text:style-name="T45">https://www.sparkfun.com/datasheets/Sensors/Weather/Weather%20Sensor%20Assembly..pdf</text:span></text:a><text:span text:style-name="T46">)</text:span></text:p>
      <text:p text:style-name="P4"><text:span text:style-name="T47"><text:tab/></text:span><text:span text:style-name="T48"/></text:p>
      <text:p text:style-name="P5"><text:span text:style-name="T49">Option1 <text:s text:c="2"/>: (annulée)</text:span><text:span text:style-name="T50"/></text:p>
      <text:p text:style-name="P5"><text:span text:style-name="T51">-Module "Shield station météo"<text:s/></text:span><text:span text:style-name="T52">40€</text:span><text:span text:style-name="T53"> <text:s text:c="2"/></text:span><text:span text:style-name="T54">:</text:span><text:span text:style-name="T55"><text:s/></text:span><text:span text:style-name="T56">intègre un capteur baromètrique (MPL3115A2), un capteur d'humidité relative (HTU21D), un capteur de luminosite (ALS-PT19) et un capteur de température.</text:span><text:span text:style-name="T57"><text:s/></text:span><text:span text:style-name="T58">Module adapté pour branchement Arduino mais facilement réadaptable.</text:span><text:span text:style-name="T59"/></text:p>
      <text:p text:style-name="P5"><text:span text:style-name="T60">-Récupération des infos Anémomètre, Giorscope, Pluviomètre. Connexion RJ11.<text:line-break/>-Humidité et préssion <text:s text:c="2"/>: communication I2C.<text:line-break/>-Luminosité <text:s text:c="2"/>: Entrée analogique.</text:span><text:span text:style-name="T61"/></text:p>
      <text:p text:style-name="P5"><text:span text:style-name="T62">(</text:span><text:a xlink:href="http://www.lextronic.fr/P29679-module-shield-station-mto.html"><text:span text:style-name="T63">http://www.lextronic.fr/P29679-module-shield-station-mto.html</text:span></text:a><text:span text:style-name="T64">)<text:line-break/>(</text:span><text:a xlink:href="http://dlnmh9ip6v2uc.cloudfront.net/datasheets/Dev/Arduino/Shields/Weather%20Shield.pdf"><text:span text:style-name="T65">http://dlnmh9ip6v2uc.cloudfront.net/datasheets/Dev/Arduino/Shields/Weather%20Shield.pdf</text:span></text:a><text:span text:style-name="T66">)</text:span></text:p>
      <text:p text:style-name="P5"><text:span text:style-name="T67"><text:line-break/>Option2:<text:line-break/>-Possibilité de mettre un GPS 40€: Utilité <text:s text:c="2"/>?? <text:line-break/></text:span><text:a xlink:href="https://www.sparkfun.com/products/13670"><text:span text:style-name="T68">https://www.sparkfun.com/products/13670</text:span></text:a><text:span text:style-name="T69"/></text:p>
      <text:p text:style-name="P5"><text:span text:style-name="T69"/></text:p>
      <text:p text:style-name="P5"><text:span text:style-name="T70">Manque :</text:span><text:span text:style-name="T71"/></text:p>
      <text:p text:style-name="P5"><text:span text:style-name="T72">-SPI:</text:span><text:span text:style-name="T73"/></text:p>
      <text:p text:style-name="P5"><text:span text:style-name="T73"/></text:p>
      <text:p text:style-name="P6"><text:span text:style-name="T73"/></text:p>
      <text:p text:style-name="P6"><text:span text:style-name="T74"><text:tab/></text:span><text:span text:style-name="T75"/></text:p>
      <text:p text:style-name="P6"><text:span text:style-name="T75"/></text:p>
      <text:p text:style-name="P6"><text:span text:style-name="T75"/></text:p>
      <text:p text:style-name="P6"><text:span text:style-name="T75"/></text:p>
      <text:p text:style-name="P6"><text:span text:style-name="T75"/></text:p>
      <text:p text:style-name="P7"><text:span text:style-name="T75">Fabien, je t’envoie un récapitulatif de l'ensemble des modules et capteurs :<text:line-break/>Pouvant répondre à Thierry :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9"><text:span text:style-name="T76">Désignation / Liens</text:span><text:span text:style-name="T77"/></text:p>
          </table:table-cell>
          <table:table-cell table:style-name="TableCell010001">
            <text:p text:style-name="P9"><text:span text:style-name="T78">Composition</text:span><text:span text:style-name="T79"/></text:p>
          </table:table-cell>
          <table:table-cell table:style-name="TableCell010002">
            <text:p text:style-name="P9"><text:span text:style-name="T80">Interface</text:span><text:span text:style-name="T81"/></text:p>
          </table:table-cell>
          <table:table-cell table:style-name="TableCell010003">
            <text:p text:style-name="P9"><text:span text:style-name="T82">Prix<text:s/></text:span><text:span text:style-name="T83"/></text:p>
          </table:table-cell>
        </table:table-row>
        <table:table-row table:style-name="TableRow0101">
          <table:table-cell table:style-name="TableCell010100">
            <text:p text:style-name="P12"><text:a xlink:href="http://www.lextronic.fr/P28572-module-light-click-board.html"><text:span text:style-name="T85">Module "Light Click Board"</text:span></text:a><text:span text:style-name="T86"><text:s/></text:span></text:p>
            <text:p text:style-name="P12"><text:span text:style-name="T86"/></text:p>
            <text:p text:style-name="P12"><text:span text:style-name="T86">«  Ready to play  »</text:span></text:p>
          </table:table-cell>
          <table:table-cell table:style-name="TableCell010101">
            <text:p text:style-name="P12"><text:span text:style-name="T86">Capteur de luminosité</text:span></text:p>
          </table:table-cell>
          <table:table-cell table:style-name="TableCell010102">
            <text:p text:style-name="P12"><text:span text:style-name="T86">SPI (MISO seulement)</text:span></text:p>
          </table:table-cell>
          <table:table-cell table:style-name="TableCell010103">
            <text:p text:style-name="P12"><text:span text:style-name="T86">20 € TTC</text:span></text:p>
          </table:table-cell>
        </table:table-row>
        <table:table-row table:style-name="TableRow0102">
          <table:table-cell table:style-name="TableCell010200">
            <text:p text:style-name="P15"><text:a xlink:href="http://fr.farnell.com/analog-devices/adt7301artz-500rl7/capteur-de-temp-13-bits-dgt-sot23/dp/1838912"><text:span text:style-name="T88">ADT7301ARTZ-500RL7</text:span></text:a><text:span text:style-name="T89"/></text:p>
            <text:p text:style-name="P15"><text:span text:style-name="T89"/></text:p>
            <text:p text:style-name="P15"><text:span text:style-name="T89"/></text:p>
            <text:p text:style-name="P15"><text:span text:style-name="T90">"Nécéssite conception PCB"</text:span><text:span text:style-name="T91"/></text:p>
          </table:table-cell>
          <table:table-cell table:style-name="TableCell010201">
            <text:p text:style-name="P16"><text:span text:style-name="T91">CI capteur de T° </text:span></text:p>
            <text:p text:style-name="P17"><text:span text:style-name="T92">・<text:tab/></text:span><text:span text:style-name="T93"> <text:s text:c="2"/>résolution ~0.03° </text:span></text:p>
            <text:p text:style-name="P18"><text:span text:style-name="T94">・<text:tab/></text:span><text:span text:style-name="T95">-40 °C &lt; T° &lt; +150°C</text:span></text:p>
          </table:table-cell>
          <table:table-cell table:style-name="TableCell010202">
            <text:p text:style-name="P19"><text:span text:style-name="T95"><text:line-break/>SPI</text:span></text:p>
          </table:table-cell>
          <table:table-cell table:style-name="TableCell010203">
            <text:p text:style-name="P19"><text:span text:style-name="T95"><text:line-break/>3.24 € HT</text:span></text:p>
          </table:table-cell>
        </table:table-row>
        <table:table-row table:style-name="TableRow0103">
          <table:table-cell table:style-name="TableCell010300">
            <text:p text:style-name="P22"><text:a xlink:href="https://www.generationrobots.com/fr/402249-capteur-de-pression-humidité-et-de-temperature-adafruit-bme280.html"><text:span text:style-name="T97">BME280 Bosch Adafruit</text:span></text:a><text:span text:style-name="T98"/></text:p>
            <text:p text:style-name="P22"><text:span text:style-name="T98"/></text:p>
            <text:p text:style-name="P22"><text:span text:style-name="T98"/></text:p>
            <text:p text:style-name="P22"><text:span text:style-name="T98"/></text:p>
            <text:p text:style-name="P22"><text:span text:style-name="T98"/></text:p>
            <text:p text:style-name="P22"><text:span text:style-name="T99">"Top"</text:span><text:span text:style-name="T100"/></text:p>
          </table:table-cell>
          <table:table-cell table:style-name="TableCell010301">
            <text:p text:style-name="P23"><text:span text:style-name="T100">Module :</text:span></text:p>
            <text:p text:style-name="P24"><text:span text:style-name="T101">・<text:tab/></text:span><text:span text:style-name="T102"> <text:s text:c="2"/>T° -40 ... +85 °C </text:span></text:p>
            <text:p text:style-name="P24"><text:span text:style-name="T103">・<text:tab/></text:span><text:span text:style-name="T104"> <text:s text:c="2"/>humidité 0 ... 100 %</text:span></text:p>
            <text:p text:style-name="P25"><text:span text:style-name="T105">・<text:tab/></text:span><text:span text:style-name="T106">Pression 300 ... 1100 hPa (1,1 bar)</text:span></text:p>
          </table:table-cell>
          <table:table-cell table:style-name="TableCell010302">
            <text:p text:style-name="P26"><text:span text:style-name="T106"><text:line-break/><text:line-break/>SPI / I2C</text:span></text:p>
          </table:table-cell>
          <table:table-cell table:style-name="TableCell010303">
            <text:p text:style-name="P27"><text:span text:style-name="T106"/></text:p>
            <text:p text:style-name="P28"><text:span text:style-name="T106">24.50 € Génération Robots<text:line-break/>24,00 € SnootLab</text:span></text:p>
          </table:table-cell>
        </table:table-row>
        <table:table-row table:style-name="TableRow0104">
          <table:table-cell table:style-name="TableCell010400">
            <text:p text:style-name="P31"><text:a xlink:href="http://www.lextronic.fr/P4452-capteurs-pour-station-mto.html"><text:span text:style-name="T108">Weather Senser Assembly p/n 80422</text:span></text:a><text:span text:style-name="T109"/></text:p>
          </table:table-cell>
          <table:table-cell table:style-name="TableCell010401">
            <text:p text:style-name="P32"><text:span text:style-name="T109">Station météo :</text:span></text:p>
            <text:p text:style-name="P33"><text:span text:style-name="T110">・<text:tab/></text:span><text:span text:style-name="T111">pluviomètre (numéric)</text:span></text:p>
            <text:p text:style-name="P33"><text:span text:style-name="T112">・<text:tab/></text:span><text:span text:style-name="T113">Anémomètre(numéric)</text:span></text:p>
            <text:p text:style-name="P34"><text:span text:style-name="T114">・<text:tab/></text:span><text:span text:style-name="T115">Girouette<text:s text:c="5"/>(analog)</text:span></text:p>
          </table:table-cell>
          <table:table-cell table:style-name="TableCell010402">
            <text:p text:style-name="P35"><text:span text:style-name="T115">Respectivement :</text:span></text:p>
            <text:p text:style-name="P36"><text:span text:style-name="T116">・<text:tab/></text:span><text:span text:style-name="T117">contact chaque 0.2794 mm d'eau </text:span></text:p>
            <text:p text:style-name="P36"><text:span text:style-name="T118">・<text:tab/></text:span><text:span text:style-name="T119">1 contact / sec pour V = 24 km/h </text:span></text:p>
            <text:p text:style-name="P37"><text:span text:style-name="T120">・<text:tab/></text:span><text:span text:style-name="T121">U = f(position)</text:span></text:p>
          </table:table-cell>
          <table:table-cell table:style-name="TableCell010403">
            <text:p text:style-name="P38"><text:span text:style-name="T121"><text:line-break/>86, 51 € Lextronic</text:span></text:p>
          </table:table-cell>
        </table:table-row>
      </table:table>
      <text:p text:style-name="P40"><text:span text:style-name="T121"><text:line-break/>Regarde, et on en reparle Mardi si tu veux...<text:line-break/><text:line-break/></text:span></text:p>
      <text:p text:style-name="P40"><text:span text:style-name="T121"/></text:p>
      <text:p text:style-name="P40"><text:span text:style-name="T121"/></text:p>
      <text:p text:style-name="P40"><text:span text:style-name="T121"/></text:p>
      <text:p text:style-name="P40"><text:span text:style-name="T121"/></text:p>
      <text:p text:style-name="P40"><text:span text:style-name="T121"/></text:p>
      <text:p text:style-name="P40"><text:span text:style-name="T121"/></text:p>
      <text:p text:style-name="P40"><text:span text:style-name="T121"/></text:p>
      <text:p text:style-name="P41"><text:span text:style-name="T121"/></text:p>
      <text:p text:style-name="P42"><text:span text:style-name="T121"/></text:p>
      <text:p text:style-name="P43"><text:span text:style-name="T121"/></text:p>
      <text:p text:style-name="P44"><text:span text:style-name="T121"/></text:p>
      <text:p text:style-name="P44"><text:span text:style-name="T1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